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paragraph-rsid="0021b11f" style:font-size-asian="16pt" style:font-size-complex="16pt"/>
    </style:style>
    <style:style style:name="P3" style:family="paragraph" style:parent-style-name="Text_20_body">
      <style:text-properties fo:font-size="15pt" officeooo:paragraph-rsid="0021b11f" style:font-size-asian="15pt" style:font-size-complex="15pt"/>
    </style:style>
    <style:style style:name="P4" style:family="paragraph" style:parent-style-name="Heading_20_3">
      <style:paragraph-properties fo:margin-top="0cm" fo:margin-bottom="0.247cm" style:contextual-spacing="false" fo:line-height="115%" fo:break-before="page"/>
      <style:text-properties fo:font-size="16pt" style:font-size-asian="16pt" style:font-size-complex="16pt"/>
    </style:style>
    <style:style style:name="P5" style:family="paragraph" style:parent-style-name="Text_20_body">
      <style:paragraph-properties fo:break-before="page"/>
      <style:text-properties fo:font-size="10pt" officeooo:paragraph-rsid="0021b11f" style:font-size-asian="10pt" style:font-size-complex="10pt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size="16pt" style:font-size-asian="16pt" style:font-size-complex="16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font-size="13pt" style:font-size-asian="13pt" style:font-size-complex="13pt"/>
    </style:style>
    <style:style style:name="P9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Part 1: Multiple Choice Questions (10 Domande a Risposta Multipla)</text:span></text:span></text:h>
      <text:p text:style-name="P2"><text:span text:style-name="Strong_20_Emphasis"><text:span text:style-name="T1">1. Where was Babylonia located?</text:span></text:span><text:span text:style-name="T1"> </text:span></text:p>
      <text:p text:style-name="P3">A) Next to the Nile River</text:p>
      <text:p text:style-name="P3">B) In the land between the Tigris and the Euphrates rivers</text:p>
      <text:p text:style-name="P3">C) In modern-day Paris </text:p>
      <text:p text:style-name="P3">D) In Anatolia</text:p>
      <text:p text:style-name="P2"><text:span text:style-name="Strong_20_Emphasis"><text:span text:style-name="T1">2. How many laws did the Code of Hammurabi contain?</text:span></text:span></text:p>
      <text:p text:style-name="P3">A) 100</text:p>
      <text:p text:style-name="P3">B) 282</text:p>
      <text:p text:style-name="P3">C) 150 </text:p>
      <text:p text:style-name="P3">D) 539</text:p>
      <text:p text:style-name="P2"><text:span text:style-name="Strong_20_Emphasis"><text:span text:style-name="T1">3. What kind of writing was used for the Code of Hammurabi?</text:span></text:span></text:p>
      <text:p text:style-name="P3">A) Hieroglyphics</text:p>
      <text:p text:style-name="P3">B) Cuneiform</text:p>
      <text:p text:style-name="P3">C) Latin </text:p>
      <text:p text:style-name="P3">D) Greek</text:p>
      <text:p text:style-name="P2"><text:span text:style-name="Strong_20_Emphasis"><text:span text:style-name="T1">4. Where is the big stone with the Code of Hammurabi kept today?</text:span></text:span></text:p>
      <text:p text:style-name="P3">A) The Louvre Museum in Paris</text:p>
      <text:p text:style-name="P3">B) In modern-day Iran</text:p>
      <text:p text:style-name="P3">C) In Hattusa </text:p>
      <text:p text:style-name="P3">D) In Nineveh</text:p>
      <text:p text:style-name="P2"><text:span text:style-name="Strong_20_Emphasis"><text:span text:style-name="T1">5. How did the Babylonians mark the beginning of each month in their calendar?</text:span></text:span><text:span text:style-name="T1"> </text:span></text:p>
      <text:p text:style-name="P3">A) With a solar eclipse</text:p>
      <text:p text:style-name="P3">B) With the new Moon</text:p>
      <text:p text:style-name="P3">C) With a shooting star </text:p>
      <text:p text:style-name="P3">D) With the full Moon</text:p>
      <text:h text:style-name="P4" text:outline-level="3"><text:span text:style-name="Strong_20_Emphasis">Part 2: Open-Ended Questions (10 Domande a Risposta Aperta)</text:span></text:h>
      <text:p text:style-name="P2"><text:span text:style-name="Strong_20_Emphasis"><text:span text:style-name="T2">11.</text:span></text:span><text:span text:style-name="T2"> Which modern countries cover the area where Babylonia used to be?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12.</text:span></text:span><text:span text:style-name="T2"> What was the main goal of Hammurabi when he created his code?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13.</text:span></text:span><text:span text:style-name="T2"> According to the Code of Hammurabi, what happened to a person if they stole something?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14.</text:span></text:span><text:span text:style-name="T2"> Why is the Code of Hammurabi considered so important for world history?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15.</text:span></text:span><text:span text:style-name="T2"> What were some of the key things the Babylonians studied and observed in astronomy?</text:span></text:p>
      <text:p text:style-name="P2"><text:span text:style-name="Strong_20_Emphasis"><text:span text:style-name="T2"/></text:span></text:p>
      <text:p text:style-name="P2"><text:span text:style-name="Strong_20_Emphasis"><text:span text:style-name="T3"/></text:span></text:p>
      <text:p text:style-name="P2"><text:span text:style-name="T3"/></text:p>
      <text:p text:style-name="P5"/>
      <text:h text:style-name="P1" text:outline-level="3"><text:span text:style-name="Strong_20_Emphasis">Part 3: True or False (10 Domande Vero/Falso)</text:span></text:h>
      <text:p text:style-name="P2"><text:span text:style-name="Strong_20_Emphasis">21.</text:span> The Code of Hammurabi was lost for thousands of years before being found in 1901.</text:p>
      <text:p text:style-name="P2"><text:span text:style-name="Strong_20_Emphasis"/></text:p>
      <text:p text:style-name="P2"><text:span text:style-name="Strong_20_Emphasis">22.</text:span> The Babylonian calendar had 12 months, just like ours.</text:p>
      <text:p text:style-name="P2"><text:span text:style-name="Strong_20_Emphasis"/></text:p>
      <text:p text:style-name="P2"><text:span text:style-name="Strong_20_Emphasis">23.</text:span> The Hanging Gardens of Babylon were actually hanging from the city walls.</text:p>
      <text:p text:style-name="P2"><text:span text:style-name="Strong_20_Emphasis"/></text:p>
      <text:p text:style-name="P2"><text:span text:style-name="Strong_20_Emphasis">24.</text:span> The bull on the Ishtar Gate was the sacred animal of the god Adad.</text:p>
      <text:p text:style-name="P2"><text:span text:style-name="Strong_20_Emphasis"/></text:p>
      <text:p text:style-name="P2"><text:span text:style-name="Strong_20_Emphasis">25.</text:span> Hattusa was the most famous city of the Assyrians.</text:p>
      <text:p text:style-name="P2"><text:span text:style-name="Strong_20_Emphasis"/></text:p>
      <text:p text:style-name="P2"/>
      <text:h text:style-name="P4" text:outline-level="3"><text:span text:style-name="Strong_20_Emphasis"><text:span text:style-name="T4">Answer Key (Chiavi di Risposta)</text:span></text:span></text:h>
      <text:p text:style-name="P6"><text:span text:style-name="Strong_20_Emphasis"><text:span text:style-name="T4">Multiple Choice:</text:span></text:span></text:p>
      <text:list text:style-name="L1">
        <text:list-item>
          <text:p text:style-name="P7"><text:span text:style-name="Strong_20_Emphasis"><text:span text:style-name="T4">B</text:span></text:span><text:span text:style-name="T4"> (Babylonia was in the land between two big rivers: the Tigris and the Euphrates). </text:span></text:p>
        </text:list-item>
        <text:list-item>
          <text:p text:style-name="P7"><text:span text:style-name="Strong_20_Emphasis"><text:span text:style-name="T4">B</text:span></text:span><text:span text:style-name="T4"> (It had 282 laws about life, work, trade, family, and justice). </text:span></text:p>
        </text:list-item>
        <text:list-item>
          <text:p text:style-name="P7"><text:span text:style-name="Strong_20_Emphasis"><text:span text:style-name="T4">B</text:span></text:span><text:span text:style-name="T4"> (The writing was cuneiform, the old way of writing on stone or clay). </text:span></text:p>
        </text:list-item>
        <text:list-item>
          <text:p text:style-name="P7"><text:span text:style-name="Strong_20_Emphasis"><text:span text:style-name="T4">A</text:span></text:span><text:span text:style-name="T4"> (Now the stone is in the Louvre Museum in Paris). </text:span></text:p>
        </text:list-item>
        <text:list-item>
          <text:p text:style-name="P7"><text:span text:style-name="Strong_20_Emphasis"><text:span text:style-name="T4">B</text:span></text:span><text:span text:style-name="T4"> (Each month started with the new Moon). </text:span></text:p>
          <text:p text:style-name="P8"/>
        </text:list-item>
      </text:list>
      <text:p text:style-name="P6"><text:span text:style-name="Strong_20_Emphasis"><text:span text:style-name="T4">Open-Ended:</text:span></text:span><text:span text:style-name="T4"> 11. Today this place is mostly in </text:span><text:span text:style-name="Strong_20_Emphasis"><text:span text:style-name="T4">Iraq</text:span></text:span><text:span text:style-name="T4"> and parts of </text:span><text:span text:style-name="Strong_20_Emphasis"><text:span text:style-name="T4">Syria, Turkey, Iran, and Kuwait</text:span></text:span><text:span text:style-name="T4">. 12. His goal was to </text:span><text:span text:style-name="Strong_20_Emphasis"><text:span text:style-name="T4">protect weak people and save everyone's life</text:span></text:span><text:span text:style-name="T4">, as well as making people think before doing something wrong. 13. They had to </text:span><text:span text:style-name="Strong_20_Emphasis"><text:span text:style-name="T4">give it back and pay a fine</text:span></text:span><text:span text:style-name="T4">. 14. It is one of the </text:span><text:span text:style-name="Strong_20_Emphasis"><text:span text:style-name="T4">first written laws in the world</text:span></text:span><text:span text:style-name="T4">, and it helped other civilizations make their own laws later. 15. They watched the </text:span><text:span text:style-name="Strong_20_Emphasis"><text:span text:style-name="T4">Sun, Moon, and stars</text:span></text:span><text:span text:style-name="T4">, and tried to understand when the Moon would change shape or when eclipses would happen. </text:span></text:p>
      <text:p text:style-name="P6"><text:span text:style-name="Strong_20_Emphasis"><text:span text:style-name="T4">True or False:</text:span></text:span><text:span text:style-name="T4"> 21. </text:span><text:span text:style-name="Strong_20_Emphasis"><text:span text:style-name="T4">True</text:span></text:span><text:span text:style-name="T4"> (Explorers found it in 1901). 22. </text:span><text:span text:style-name="Strong_20_Emphasis"><text:span text:style-name="T4">True</text:span></text:span><text:span text:style-name="T4"> (Their calendar had 12 months). 23. </text:span><text:span text:style-name="Strong_20_Emphasis"><text:span text:style-name="T4">False</text:span></text:span><text:span text:style-name="T4"> (They were not really "hanging", they were big terraces). 24. </text:span><text:span text:style-name="Strong_20_Emphasis"><text:span text:style-name="T4">True</text:span></text:span><text:span text:style-name="T4"> (The bull on the Ishtar Gate was the sacred animal of the god Adad). 25. </text:span><text:span text:style-name="Strong_20_Emphasis"><text:span text:style-name="T4">False</text:span></text:span><text:span text:style-name="T4"> (Hattusa was the capital of the Hittites; the Assyrians' most famous city was Nineveh). </text:span></text:p>
      <text:p text:style-name="P9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8:04:16.986798900</meta:creation-date>
    <dc:date>2026-02-28T12:58:14.100933700</dc:date>
    <meta:editing-duration>PT13M54S</meta:editing-duration>
    <meta:editing-cycles>5</meta:editing-cycles>
    <meta:generator>LibreOffice/26.2.0.3$Windows_X86_64 LibreOffice_project/620$Build-3</meta:generator>
    <meta:document-statistic meta:table-count="0" meta:image-count="0" meta:object-count="0" meta:page-count="4" meta:paragraph-count="47" meta:word-count="517" meta:character-count="2767" meta:non-whitespace-character-count="2288"/>
  </office:meta>
</office:document-meta>
</file>